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style:font-name="Lohit Punjabi" officeooo:rsid="000537ee" officeooo:paragraph-rsid="000537ee"/>
    </style:style>
    <style:style style:name="P2" style:family="paragraph" style:parent-style-name="Text_20_body">
      <style:text-properties officeooo:rsid="00054d7f" officeooo:paragraph-rsid="00054d7f"/>
    </style:style>
    <style:style style:name="P3" style:family="paragraph" style:parent-style-name="Text_20_body">
      <style:text-properties style:text-underline-style="solid" style:text-underline-width="auto" style:text-underline-color="font-color" officeooo:rsid="00071f7c" officeooo:paragraph-rsid="00071f7c"/>
    </style:style>
    <style:style style:name="P4" style:family="paragraph" style:parent-style-name="Text_20_body">
      <style:text-properties officeooo:rsid="0008273a" officeooo:paragraph-rsid="0008273a"/>
    </style:style>
    <style:style style:name="P5" style:family="paragraph" style:parent-style-name="Heading_20_3">
      <style:text-properties officeooo:rsid="00054d7f" officeooo:paragraph-rsid="00054d7f"/>
    </style:style>
    <style:style style:name="T1" style:family="text">
      <style:text-properties style:font-name="Lohit Punjabi"/>
    </style:style>
    <style:style style:name="T2" style:family="text">
      <style:text-properties style:font-name="Lohit Punjabi" fo:font-size="14.1000003814697pt" fo:font-weight="bold" style:font-name-asian="Noto Sans CJK JP Regular" style:font-size-asian="14.1000003814697pt" style:font-weight-asian="bold" style:font-name-complex="FreeSans" style:font-size-complex="14.1000003814697pt" style:font-weight-complex="bold"/>
    </style:style>
    <style:style style:name="T3" style:family="text">
      <style:text-properties officeooo:rsid="00041dbf"/>
    </style:style>
    <style:style style:name="T4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Registar</text:span> <text:span text:style-name="T2">componentes:</text:span></text:h>
      <text:p text:style-name="Text_20_body">Em “script” colocar: </text:p>
      <text:p text:style-name="Text_20_body">import NOME_DO_COMPONENTE from “PATH_TO_COMPONENT.vue”</text:p>
      <text:p text:style-name="Text_20_body">Depois, em “<text:span text:style-name="T3">export default {...}”</text:span></text:p>
      <text:p text:style-name="Text_20_body">components: {</text:p>
      <text:p text:style-name="Text_20_body"><text:tab/>NOME_DO_COMPONENTE <text:s text:c="7"/><text:span text:style-name="T4">este deverá ser igual ao valor importado</text:span></text:p>
      <text:p text:style-name="Text_20_body">}</text:p>
      <text:p text:style-name="P1">E, finalmente, no “template”:</text:p>
      <text:p text:style-name="P1">&lt;NOME_DO_COMPONENTE /&gt; <text:s text:c="9"/><text:span text:style-name="T4">este deverá ser, de novo, igual ao importado</text:span></text:p>
      <text:h text:style-name="P5" text:outline-level="3"/>
      <text:p text:style-name="P3">Notas: nestes três locais o nome tem de ser sempre igual!</text:p>
      <text:h text:style-name="P5" text:outline-level="3"/>
      <text:h text:style-name="P5" text:outline-level="3">Propriedades dos componentes</text:h>
      <text:p text:style-name="P2">Definidos em “export default{...}”</text:p>
      <text:p text:style-name="P2">props: {</text:p>
      <text:p text:style-name="P2"><text:tab/>propriedade: tipologia <text:s text:c="21"/><text:span text:style-name="T4">propriedade é o nome do props e tipologia <text:tab/><text:tab/><text:tab/><text:tab/><text:tab/><text:tab/><text:tab/>define o tipo de valor (String, ...)</text:span></text:p>
      <text:p text:style-name="P2">}</text:p>
      <text:p text:style-name="P2">Serão chamados da seguinte forma:</text:p>
      <text:p text:style-name="P2">&lt;NOME_DO_COMPONENTE propriedade=”valor_da_propriedade” /&gt;</text:p>
      <text:p text:style-name="P4">As directivas v-bind e v-for e tal e coiso têm em conta as “prop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ohit Punjabi" fo:font-family="'Lohit Punjabi'" style:font-pitch="variable" fo:font-size="11pt" officeooo:rsid="000266d5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16:58.034532421</meta:creation-date>
    <dc:date>2019-02-20T16:17:33.284730983</dc:date>
    <meta:editing-duration>PT1H36S</meta:editing-duration>
    <meta:editing-cycles>9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18" meta:word-count="99" meta:character-count="729" meta:non-whitespace-character-count="601"/>
  </office:meta>
</office:document-meta>
</file>